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gill sans', arial, 'sans serif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57c" officeooo:paragraph-rsid="0000357c"/>
    </style:style>
    <style:style style:name="P2" style:family="paragraph" style:parent-style-name="Standard">
      <style:text-properties officeooo:rsid="001b0c82" officeooo:paragraph-rsid="0000357c"/>
    </style:style>
    <style:style style:name="P3" style:family="paragraph" style:parent-style-name="Standard">
      <style:text-properties officeooo:paragraph-rsid="0000357c"/>
    </style:style>
    <style:style style:name="T1" style:family="text">
      <style:text-properties officeooo:rsid="0000357c"/>
    </style:style>
    <style:style style:name="T2" style:family="text">
      <style:text-properties fo:language="es" fo:country="MX"/>
    </style:style>
    <style:style style:name="T3" style:family="text">
      <style:text-properties fo:font-variant="normal" fo:text-transform="none" fo:color="#444444" style:font-name="open sans" fo:font-size="10.5pt" fo:letter-spacing="normal" fo:font-style="normal" fo:font-weight="normal" officeooo:rsid="000035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¿ Por <text:span text:style-name="T2">qué</text:span> Vida Life? <text:s text:c="3"/>Quiero <text:s text:c="5"/>Eventos <text:s text:c="6"/>Descargas <text:s text:c="5"/>Contacto <text:s text:c="5"/>Donaciones</text:p>
      <text:p text:style-name="P2"/>
      <text:p text:style-name="P2">PLANEA UNA VISITA</text:p>
      <text:p text:style-name="P2"/>
      <text:p text:style-name="P2"/>
      <text:p text:style-name="P1">DESCARGAS MP3</text:p>
      <text:p text:style-name="P1"/>
      <text:p text:style-name="P1">¿Te perdiste de un domingo o sólo quieres escuchar lo que se ha enseñado en VidaLife?</text:p>
      <text:p text:style-name="P1"/>
      <text:p text:style-name="P1">Abajo hay una lista de sermones para descargar.</text:p>
      <text:p text:style-name="P2"/>
      <text:p text:style-name="P1">Ya pronto!!</text:p>
      <text:p text:style-name="P1"/>
      <text:p text:style-name="P3"><text:span text:style-name="T1"><text:line-break/></text:span>HALLELUJAH ANYWAY </text:p>
      <text:p text:style-name="P3"/>
      <text:p text:style-name="P3"/>
      <text:p text:style-name="P1">Suscribete</text:p>
      <text:p text:style-name="P1"/>
      <text:p text:style-name="P1">Mantente informado</text:p>
      <text:p text:style-name="P1"/>
      <text:p text:style-name="P1">Correo</text:p>
      <text:p text:style-name="P1"/>
      <text:p text:style-name="P1">Envi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gill sans', arial, 'sans serif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6:53:25.627000000</meta:creation-date>
    <dc:date>2016-06-04T17:01:34.403000000</dc:date>
    <meta:editing-duration>PT8M8S</meta:editing-duration>
    <meta:editing-cycles>1</meta:editing-cycles>
    <meta:document-statistic meta:table-count="0" meta:image-count="0" meta:object-count="0" meta:page-count="1" meta:paragraph-count="11" meta:word-count="48" meta:character-count="321" meta:non-whitespace-character-count="258"/>
    <meta:generator>LibreOffice/5.1.2.2$Windows_x86 LibreOffice_project/d3bf12ecb743fc0d20e0be0c58ca359301eb705f</meta:generator>
  </office:meta>
</office:document-meta>
</file>